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-nova" svg:font-family="proxima-nov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9df6" officeooo:paragraph-rsid="001b9df6"/>
    </style:style>
    <style:style style:name="P2" style:family="paragraph" style:parent-style-name="Standard">
      <style:text-properties officeooo:rsid="001c07b6" officeooo:paragraph-rsid="001c07b6"/>
    </style:style>
    <style:style style:name="P3" style:family="paragraph" style:parent-style-name="Standard">
      <style:text-properties officeooo:rsid="001d9ed3" officeooo:paragraph-rsid="001d9ed3"/>
    </style:style>
    <style:style style:name="P4" style:family="paragraph" style:parent-style-name="Standard">
      <style:text-properties officeooo:rsid="001f7f44" officeooo:paragraph-rsid="001f7f44"/>
    </style:style>
    <style:style style:name="P5" style:family="paragraph" style:parent-style-name="Standard">
      <style:text-properties officeooo:rsid="001fb3da" officeooo:paragraph-rsid="001fb3da"/>
    </style:style>
    <style:style style:name="P6" style:family="paragraph" style:parent-style-name="Standard">
      <style:text-properties officeooo:rsid="0021f026" officeooo:paragraph-rsid="0021f026"/>
    </style:style>
    <style:style style:name="P7" style:family="paragraph" style:parent-style-name="Heading_20_1">
      <style:text-properties fo:font-variant="normal" fo:text-transform="none" fo:color="#121212" style:font-name="proxima-nova" fo:letter-spacing="normal" fo:font-style="normal" fo:font-weight="bold"/>
    </style:style>
    <style:style style:name="T1" style:family="text">
      <style:text-properties officeooo:rsid="001d9ed3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color="#0d43a2" style:text-underline-style="solid" style:text-underline-width="auto" style:text-underline-color="font-color"/>
    </style:style>
    <style:style style:name="T4" style:family="text">
      <style:text-properties officeooo:rsid="0021f0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4">Lekcija </text:span>8. Creating Dynamic Pages With PHP</text:h>
      <text:p text:style-name="Standard"/>
      <text:p text:style-name="P1">Jedan od osnovnih razloga za kreiranje dinamičkih stranica jeste potreba da se ne ponavlja kod.</text:p>
      <text:p text:style-name="P1"/>
      <text:p text:style-name="P1">U primeru koji navodi Alex, dv<text:span text:style-name="T1">ij</text:span>e stranice (object.html i object-2.html ) imaju skoro identičan sadržaj.</text:p>
      <text:p text:style-name="P1"/>
      <text:p text:style-name="P1">Kreiranjem <text:span text:style-name="T1">jedne </text:span>php stranice ( object.php ) dobija se mogućnost da se pri svakom pozivu <text:span text:style-name="T1">te </text:span>stranice specificira onaj deo sadržaja koji je promenljiv, i tako sa jednim kodom (object.php) ostvari pristup različitim sadržajima.</text:p>
      <text:p text:style-name="P1"/>
      <text:p text:style-name="P2">Alex tokom lekcije pokazajuje, korak po korak, kako se kreira php kod sa dinamičkim sadržajem. </text:p>
      <text:p text:style-name="P2"/>
      <text:p text:style-name="P3">Za one koji ne znaju php ovo je lijepa uvodna lekcija u php jezik.</text:p>
      <text:p text:style-name="P3"/>
      <text:p text:style-name="P4">Na kraju lekcije su i dvije lagane vježbe koje treba uraditi:</text:p>
      <text:p text:style-name="P4"/>
      <text:p text:style-name="P4"><text:span text:style-name="T2"> </text:span><text:a xlink:type="simple" xlink:href="https://selftaughtcoders.com/from-idea-to-launch/lesson-8/request-variables-in-the-wild/" office:target-frame-name="_blank" xlink:show="new"><text:span text:style-name="T3">Discovering Request Variables In The Wild</text:span></text:a></text:p>
      <text:p text:style-name="P4"/>
      <text:p text:style-name="P4"><text:span text:style-name="T2"> </text:span><text:a xlink:type="simple" xlink:href="https://selftaughtcoders.com/from-idea-to-launch/lesson-5/git-github-basics-cheatsheet/#updating" office:target-frame-name="_blank" xlink:show="new"><text:span text:style-name="T3">Commit your changes to your Git repository and push them up to GitHub</text:span></text:a></text:p>
      <text:p text:style-name="P3"/>
      <text:p text:style-name="P5">Za Bojana sam napravio poseban folder fitl-app-basic-bojan na mojem sajtu mef-lab.net.</text:p>
      <text:p text:style-name="P5"/>
      <text:p text:style-name="P5">Folderu se može pristupiti sa sledećim FTP pristupnim parametrima:</text:p>
      <text:p text:style-name="P5"/>
      <text:p text:style-name="P5">HOST: <text:a xlink:type="simple" xlink:href="ftp://ftp.mef-lab.net/">ftp.mef-lab.net</text:a></text:p>
      <text:p text:style-name="P5">USER: <text:a xlink:type="simple" xlink:href="mailto:bojan@mef-lab.net">bojan@mef-lab.net</text:a></text:p>
      <text:p text:style-name="P5">PASS: bojan1234</text:p>
      <text:p text:style-name="P5"/>
      <text:p text:style-name="P5">U taj folder Boja će postavljati svoje FITL programe.</text:p>
      <text:p text:style-name="P5"/>
      <text:p text:style-name="P5">Ja takođe imam svoj folder fitl-app-basic-milan na kome ću postavljati moje FITL programe i Laravel aplikaciju.</text:p>
      <text:p text:style-name="P5"/>
      <text:p text:style-name="P6">Za ovu lekciju se može pristupiti object.php fajlu na mom mef-lab.net nalogu:</text:p>
      <text:p text:style-name="P6"/>
      <text:p text:style-name="P6"><text:a xlink:type="simple" xlink:href="http://mef-lab.net/fitl-app-basic-milan/object.php?id=1">http://mef-lab.net/fitl-app-basic-milan/object.php?id=1</text:a> <text:s/>(ili 2 )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roxima-nova" svg:font-family="proxima-nov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07:21:56.083518792</meta:creation-date>
    <dc:date>2016-02-16T09:24:57.174601782</dc:date>
    <meta:editing-duration>PT15M1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197" meta:character-count="1317" meta:non-whitespace-character-count="1134"/>
  </office:meta>
</office:document-meta>
</file>